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8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1.23pt" svg:height="356.12pt" svg:x="723.88pt" svg:y="210.08pt">
            <draw:object draw:notify-on-update-of-ranges="Sheet1.B11:Sheet1.B14 Sheet1.D11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4.28pt" svg:height="357pt" svg:x="35.83pt" svg:y="216.09pt">
            <draw:object draw:notify-on-update-of-ranges="Sheet1.D2:Sheet1.D5 Sheet1.B11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Termination Conditio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5.csv</text:p>
          </table:table-cell>
          <table:table-cell office:value-type="float" office:value="0" calcext:value-type="float">
            <text:p>0</text:p>
          </table:table-cell>
          <table:table-cell office:value-type="float" office:value="0.139681100845337" calcext:value-type="float">
            <text:p>0.139681100845337</text:p>
          </table:table-cell>
          <table:table-cell office:value-type="string" calcext:value-type="string">
            <text:p>infeasibl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10.csv</text:p>
          </table:table-cell>
          <table:table-cell office:value-type="float" office:value="0" calcext:value-type="float">
            <text:p>0</text:p>
          </table:table-cell>
          <table:table-cell office:value-type="float" office:value="0.298091888427734" calcext:value-type="float">
            <text:p>0.298091888427734</text:p>
          </table:table-cell>
          <table:table-cell office:value-type="string" calcext:value-type="string">
            <text:p>infeasibl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15.csv</text:p>
          </table:table-cell>
          <table:table-cell office:value-type="float" office:value="1.17248598063004" calcext:value-type="float">
            <text:p>1.17248598063004</text:p>
          </table:table-cell>
          <table:table-cell office:value-type="float" office:value="156.544435977936" calcext:value-type="float">
            <text:p>156.544435977936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20.csv</text:p>
          </table:table-cell>
          <table:table-cell office:value-type="float" office:value="1.58017365269692" calcext:value-type="float">
            <text:p>1.58017365269692</text:p>
          </table:table-cell>
          <table:table-cell office:value-type="float" office:value="2816.40716409683" calcext:value-type="float">
            <text:p>2816.40716409683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Termination Condi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90913360310748" calcext:value-type="float">
            <text:p>0.590913360310748</text:p>
          </table:table-cell>
          <table:table-cell office:value-type="float" office:value="0.160578966140747" calcext:value-type="float">
            <text:p>0.160578966140747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761027503778566" calcext:value-type="float">
            <text:p>0.761027503778566</text:p>
          </table:table-cell>
          <table:table-cell office:value-type="float" office:value="0.275900363922119" calcext:value-type="float">
            <text:p>0.275900363922119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43180291898716" calcext:value-type="float">
            <text:p>1.43180291898716</text:p>
          </table:table-cell>
          <table:table-cell office:value-type="float" office:value="0.403199911117554" calcext:value-type="float">
            <text:p>0.403199911117554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17907969646711" calcext:value-type="float">
            <text:p>2.17907969646711</text:p>
          </table:table-cell>
          <table:table-cell office:value-type="float" office:value="0.57460618019104" calcext:value-type="float">
            <text:p>0.57460618019104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3:16:01.627607543</meta:creation-date>
    <dc:date>2020-07-30T13:13:18.599499932</dc:date>
    <meta:editing-duration>P1DT23H34M32S</meta:editing-duration>
    <meta:editing-cycles>3</meta:editing-cycles>
    <meta:generator>LibreOffice/6.0.7.3$Linux_X86_64 LibreOffice_project/00m0$Build-3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75cm" svg:height="12.564cm" xlink:href=".." xlink:type="simple" chart:class="chart:scatter" chart:style-name="ch1">
        <chart:title svg:x="10.332cm" svg:y="0.387cm" chart:style-name="ch2">
          <text:p>Distributed</text:p>
        </chart:title>
        <chart:legend chart:legend-position="end" svg:x="20.043cm" svg:y="5.983cm" style:legend-expansion="high" chart:style-name="ch3"/>
        <chart:plot-area chart:style-name="ch4" table:cell-range-address="Sheet1.B11:Sheet1.B14 Sheet1.D11:Sheet1.D14" chart:data-source-has-labels="row" svg:x="1.47cm" svg:y="1.417cm" svg:width="18.114cm" svg:height="9.915cm">
          <chartooo:coordinate-region svg:x="2.197cm" svg:y="1.617cm" svg:width="17.201cm" svg:height="9.068cm"/>
          <chart:axis chart:dimension="x" chart:name="primary-x" chart:style-name="ch5">
            <chart:title svg:x="8.591cm" svg:y="11.583cm" chart:style-name="ch6">
              <text:p>Number of agents/device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013cm" chart:style-name="ch10">
              <text:p>Time (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D11:Sheet1.D14" loext:label-string="distributed" chart:class="chart:scatter">
            <chart:domain table:cell-range-address="Sheet1.B11:Sheet1.B14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ribu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1:Sheet1.B14</svg:desc>
                </draw:g>
              </table:table-cell>
              <table:table-cell office:value-type="float" office:value="0.160578966140747">
                <text:p>0.160578966140747</text:p>
                <draw:g>
                  <svg:desc>Sheet1.D11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75900363922119">
                <text:p>0.27590036392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03199911117554">
                <text:p>0.403199911117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7460618019104">
                <text:p>0.57460618019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7cm" svg:height="12.595cm" xlink:href=".." xlink:type="simple" chart:class="chart:scatter" chart:style-name="ch1">
        <chart:title svg:x="9.98cm" svg:y="0.387cm" chart:style-name="ch2">
          <text:p>Centralized</text:p>
        </chart:title>
        <chart:legend chart:legend-position="end" svg:x="19.366cm" svg:y="5.998cm" style:legend-expansion="high" chart:style-name="ch3"/>
        <chart:plot-area chart:style-name="ch4" table:cell-range-address="Sheet1.B11:Sheet1.B14 Sheet1.D2:Sheet1.D5" chart:data-source-has-labels="both" svg:x="1.458cm" svg:y="1.417cm" svg:width="17.461cm" svg:height="9.946cm">
          <chartooo:coordinate-region svg:x="2.45cm" svg:y="1.616cm" svg:width="16.282cm" svg:height="9.1cm"/>
          <chart:axis chart:dimension="x" chart:name="primary-x" chart:style-name="ch5">
            <chart:title svg:x="8.318cm" svg:y="11.614cm" chart:style-name="ch6">
              <text:p>Numbr of agents/Device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6.99cm" chart:style-name="ch9">
              <text:p>Time(s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Sheet1.D2:Sheet1.D5" loext:label-string="centralized" chart:class="chart:scatter">
            <chart:domain table:cell-range-address="Sheet1.B11:Sheet1.B1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ntralize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">
                <text:p>5</text:p>
                <draw:g>
                  <svg:desc>Sheet1.B11:Sheet1.B14</svg:desc>
                </draw:g>
              </table:table-cell>
              <table:table-cell office:value-type="float" office:value="0.139681100845337">
                <text:p>0.139681100845337</text:p>
                <draw:g>
                  <svg:desc>Sheet1.D2:Sheet1.D5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298091888427734">
                <text:p>0.2980918884277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56.544435977936">
                <text:p>156.54443597793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816.40716409683">
                <text:p>2816.40716409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